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9" calcext:value-type="date">
            <text:p>11/19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I2C Troubleshooting</text:p>
          </table:table-cell>
        </table:table-row>
        <table:table-row table:style-name="ro1">
          <table:table-cell/>
          <table:table-cell office:value-type="time" office:time-value="PT12H35M00S" calcext:value-type="time">
            <text:p>12:35:00 PM</text:p>
          </table:table-cell>
          <table:table-cell office:value-type="time" office:time-value="PT16H10M00S" calcext:value-type="time">
            <text:p>04:10:00 P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0" calcext:value-type="date">
            <text:p>11/20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Working on Reworking String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1" calcext:value-type="date">
            <text:p>11/21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14H40M00S" calcext:value-type="time">
            <text:p>02:40:00 P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5M00S" calcext:value-type="time">
            <text:p>07:35:00 PM</text:p>
          </table:table-cell>
          <table:table-cell office:value-type="time" office:time-value="PT20H10M00S" calcext:value-type="time">
            <text:p>08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2" calcext:value-type="date">
            <text:p>11/22/24</text:p>
          </table:table-cell>
          <table:table-cell office:value-type="time" office:time-value="PT09H20M00S" calcext:value-type="time">
            <text:p>09:20:00 AM</text:p>
          </table:table-cell>
          <table:table-cell office:value-type="time" office:time-value="PT11H10M00S" calcext:value-type="time">
            <text:p>11:10:00 AM</text:p>
          </table:table-cell>
          <table:table-cell/>
          <table:table-cell office:value-type="string" calcext:value-type="string">
            <text:p>Working on using stepper for str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Fixing master and Slav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4 (Break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4" calcext:value-type="date">
            <text:p>11/24/24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office:value-type="string" calcext:value-type="string">
            <text:p>Writing Repor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29" calcext:value-type="date">
            <text:p>11/29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office:value-type="string" calcext:value-type="string">
            <text:p>Updating Schemat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1" calcext:value-type="date">
            <text:p>12/01/24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5H40M00S" calcext:value-type="time">
            <text:p>03:40:00 PM</text:p>
          </table:table-cell>
          <table:table-cell/>
          <table:table-cell office:value-type="string" calcext:value-type="string">
            <text:p>Updating Schematic and Starting PCB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E Slave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reating Drawings for CAD model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reating Drawings for CAD models</text:p>
          </table:table-cell>
        </table:table-row>
        <table:table-row table:style-name="ro1">
          <table:table-cell/>
          <table:table-cell office:value-type="time" office:time-value="PT12H10M00S" calcext:value-type="time">
            <text:p>12:10:00 PM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3:29:22.466560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8:44:10.937901736</meta:creation-date>
    <dc:date>2024-12-04T13:30:46.844129534</dc:date>
    <meta:editing-duration>PT20H55M5S</meta:editing-duration>
    <meta:editing-cycles>35</meta:editing-cycles>
    <meta:generator>LibreOffice/24.2.7.2$Linux_X86_64 LibreOffice_project/420$Build-2</meta:generator>
    <meta:document-statistic meta:table-count="1" meta:cell-count="147" meta:object-count="0"/>
  </office:meta>
</office:document-meta>
</file>